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er">
      <style:text-properties fo:font-size="16pt" fo:font-weight="bold" officeooo:rsid="001825df" officeooo:paragraph-rsid="001825df" style:font-size-asian="16pt" style:font-weight-asian="bold" style:font-size-complex="16pt" style:font-weight-complex="bold"/>
    </style:style>
    <style:style style:name="P2" style:family="paragraph" style:parent-style-name="Header">
      <style:text-properties officeooo:rsid="001825df" officeooo:paragraph-rsid="001825df"/>
    </style:style>
    <style:style style:name="P3" style:family="paragraph" style:parent-style-name="Standard" style:list-style-name="L1">
      <style:text-properties officeooo:rsid="0026cf5d" officeooo:paragraph-rsid="0026cf5d"/>
    </style:style>
    <style:style style:name="P4" style:family="paragraph" style:parent-style-name="Standard" style:list-style-name="L1">
      <style:text-properties fo:font-weight="bold" officeooo:rsid="00281a1e" officeooo:paragraph-rsid="00281a1e" style:font-weight-asian="bold" style:font-weight-complex="bold"/>
    </style:style>
    <style:style style:name="P5" style:family="paragraph" style:parent-style-name="Standard" style:list-style-name="L1">
      <style:text-properties fo:font-weight="bold" officeooo:rsid="002a9c00" officeooo:paragraph-rsid="002a9c00" style:font-weight-asian="bold" style:font-weight-complex="bold"/>
    </style:style>
    <style:style style:name="P6" style:family="paragraph" style:parent-style-name="Standard" style:list-style-name="L1">
      <style:text-properties officeooo:rsid="00281a1e" officeooo:paragraph-rsid="00281a1e"/>
    </style:style>
    <style:style style:name="P7" style:family="paragraph" style:parent-style-name="Standard" style:list-style-name="L1">
      <style:text-properties officeooo:rsid="0029ddbc" officeooo:paragraph-rsid="0029ddbc"/>
    </style:style>
    <style:style style:name="P8" style:family="paragraph" style:parent-style-name="Standard" style:list-style-name="L1">
      <style:text-properties officeooo:rsid="002a9c00" officeooo:paragraph-rsid="002a9c00"/>
    </style:style>
    <style:style style:name="T1" style:family="text">
      <style:text-properties officeooo:rsid="0025925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281a1e"/>
    </style:style>
    <style:style style:name="T4" style:family="text">
      <style:text-properties fo:font-weight="normal" officeooo:rsid="0029ddbc" style:font-weight-asian="normal" style:font-weight-complex="normal"/>
    </style:style>
    <style:style style:name="T5" style:family="text">
      <style:text-properties officeooo:rsid="002ac6b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169969153528284216" text:style-name="L1">
        <text:list-item>
          <text:p text:style-name="P3">Most of time will be spent on packet switching</text:p>
        </text:list-item>
        <text:list-item>
          <text:p text:style-name="P3">Modems connect end systems to edge routers via access network media</text:p>
        </text:list-item>
        <text:list-item>
          <text:p text:style-name="P3">Legacy</text:p>
          <text:list>
            <text:list-item>
              <text:p text:style-name="P3">Dial up</text:p>
            </text:list-item>
            <text:list-item>
              <text:p text:style-name="P3">Dsl</text:p>
            </text:list-item>
          </text:list>
        </text:list-item>
        <text:list-item>
          <text:p text:style-name="P3">Cable</text:p>
          <text:list>
            <text:list-item>
              <text:p text:style-name="P3">Residential access nets</text:p>
            </text:list-item>
            <text:list-item>
              <text:p text:style-name="P3">Institutional access networks</text:p>
            </text:list-item>
          </text:list>
        </text:list-item>
        <text:list-item>
          <text:p text:style-name="P3">Wireless</text:p>
          <text:list>
            <text:list-item>
              <text:p text:style-name="P3">Wifi</text:p>
            </text:list-item>
            <text:list-item>
              <text:p text:style-name="P3">WiMax</text:p>
            </text:list-item>
          </text:list>
        </text:list-item>
        <text:list-item>
          <text:p text:style-name="P3">Internet structure</text:p>
          <text:list>
            <text:list-item>
              <text:p text:style-name="P3"><text:span text:style-name="T2">Tier 1</text:span> - includes commerical ISPs and content provider ISPs</text:p>
              <text:list>
                <text:list-item>
                  <text:p text:style-name="P3">IXP</text:p>
                  <text:list>
                    <text:list-item>
                      <text:p text:style-name="P3">Regional ISP</text:p>
                      <text:list>
                        <text:list-item>
                          <text:p text:style-name="P3">Access ISP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3">Network perfomance metrics</text:p>
          <text:list>
            <text:list-item>
              <text:p text:style-name="P3"><text:span text:style-name="T2">Throughput</text:span> – rate (bits/sec) at which bits are actually being transferred between sender/receiver</text:p>
              <text:list>
                <text:list-item>
                  <text:p text:style-name="P3">Instantaneous – rate at given point</text:p>
                </text:list-item>
                <text:list-item>
                  <text:p text:style-name="P3">Average – rate over longer period of time</text:p>
                </text:list-item>
                <text:list-item>
                  <text:p text:style-name="P3">Either circuit or packet switching networks</text:p>
                </text:list-item>
              </text:list>
            </text:list-item>
            <text:list-item>
              <text:p text:style-name="P3"><text:span text:style-name="T2">End to end dela</text:span>y</text:p>
              <text:list>
                <text:list-item>
                  <text:p text:style-name="P3">Total time from initiating send to receive</text:p>
                </text:list-item>
              </text:list>
            </text:list-item>
          </text:list>
        </text:list-item>
        <text:list-item>
          <text:p text:style-name="P3">Four sources of packet delay</text:p>
          <text:list>
            <text:list-item>
              <text:p text:style-name="P3"><text:span text:style-name="T2">Nodal processing</text:span> (constructing packet)</text:p>
              <text:list>
                <text:list-item>
                  <text:p text:style-name="P3">Check bit errors</text:p>
                </text:list-item>
                <text:list-item>
                  <text:p text:style-name="P3">Determine output link</text:p>
                </text:list-item>
              </text:list>
            </text:list-item>
            <text:list-item>
              <text:p text:style-name="P3"><text:span text:style-name="T2">Queueing delay</text:span> (<text:span text:style-name="T3">depends on router and how much activity</text:span>)</text:p>
              <text:list>
                <text:list-item>
                  <text:p text:style-name="P3">Time waiting at output link</text:p>
                </text:list-item>
                <text:list-item>
                  <text:p text:style-name="P3">Depends on congestion</text:p>
                </text:list-item>
              </text:list>
            </text:list-item>
            <text:list-item>
              <text:p text:style-name="P4">Transmission delay <text:span text:style-name="T4">(hardware)</text:span></text:p>
              <text:list>
                <text:list-item>
                  <text:p text:style-name="P6">R = link bandwidth (bps) </text:p>
                </text:list-item>
                <text:list-item>
                  <text:p text:style-name="P6">L = packet length (bits)</text:p>
                </text:list-item>
                <text:list-item>
                  <text:p text:style-name="P6">Transmission delay = L/R</text:p>
                </text:list-item>
              </text:list>
            </text:list-item>
            <text:list-item>
              <text:p text:style-name="P4">Propagation delay</text:p>
              <text:list>
                <text:list-item>
                  <text:p text:style-name="P6">D = length of physical link (in meters) </text:p>
                </text:list-item>
                <text:list-item>
                  <text:p text:style-name="P6">S = propagation speed in medium <text:span text:style-name="T5">(m/sec)</text:span></text:p>
                </text:list-item>
                <text:list-item>
                  <text:p text:style-name="P6">Propagation delay = d/s</text:p>
                </text:list-item>
              </text:list>
            </text:list-item>
          </text:list>
        </text:list-item>
        <text:list-item>
          <text:p text:style-name="P7">Nodal delay = d(proc) + d(queue) + d(trans) + d(prop)</text:p>
          <text:list>
            <text:list-item>
              <text:p text:style-name="P7">d(proc) – few microseconds</text:p>
            </text:list-item>
            <text:list-item>
              <text:p text:style-name="P7">d(queue) – depends on congestion</text:p>
            </text:list-item>
            <text:list-item>
              <text:p text:style-name="P7">d(trans) – L/R significant for low-speed links</text:p>
            </text:list-item>
            <text:list-item>
              <text:p text:style-name="P7">d(prop) – usually ignored</text:p>
            </text:list-item>
          </text:list>
        </text:list-item>
        <text:list-item>
          <text:p text:style-name="P5">Store and forward</text:p>
          <text:list>
            <text:list-item>
              <text:p text:style-name="P8"><text:soft-page-break/>Router has to wait on full packet before passing it on</text:p>
            </text:list-item>
          </text:list>
        </text:list-item>
        <text:list-item>
          <text:p text:style-name="P8">Packet loss</text:p>
          <text:list>
            <text:list-item>
              <text:p text:style-name="P8">Queue has finite capacity</text:p>
            </text:list-item>
            <text:list-item>
              <text:p text:style-name="P8">If packet arrives at a full queue, it is dropped</text:p>
            </text:list-item>
            <text:list-item>
              <text:p text:style-name="P8">May possibly to be retransmitted by previous node, source, or not at all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font-size="16pt" fo:font-weight="bold" officeooo:rsid="001825df" officeooo:paragraph-rsid="001825df" style:font-size-asian="16pt" style:font-weight-asian="bold" style:font-size-complex="16pt" style:font-weight-complex="bold"/>
    </style:style>
    <style:style style:name="MP2" style:family="paragraph" style:parent-style-name="Header">
      <style:text-properties officeooo:rsid="001825df" officeooo:paragraph-rsid="001825df"/>
    </style:style>
    <style:style style:name="MT1" style:family="text">
      <style:text-properties officeooo:rsid="00259256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CS 372</text:p>
        <text:p text:style-name="MP2">Lecture <text:span text:style-name="MT1">5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31T23:09:48.021140410</meta:creation-date>
    <dc:date>2014-04-03T16:00:19.327000000</dc:date>
    <meta:editing-duration>PT27M39S</meta:editing-duration>
    <meta:editing-cycles>12</meta:editing-cycles>
    <meta:generator>LibreOffice/4.2.0.4$Windows_x86 LibreOffice_project/05dceb5d363845f2cf968344d7adab8dcfb2ba71</meta:generator>
    <meta:document-statistic meta:table-count="0" meta:image-count="0" meta:object-count="0" meta:page-count="2" meta:paragraph-count="51" meta:word-count="287" meta:character-count="1506" meta:non-whitespace-character-count="1310"/>
  </office:meta>
</office:document-meta>
</file>